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2.65cm" fo:min-width="16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69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2.5cm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1.85cm" fo:min-width="16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66ffff" draw:textarea-horizontal-align="justify" draw:textarea-vertical-align="middle" draw:auto-grow-height="false" fo:min-height="7.25cm" fo:min-width="11.2cm"/>
    </style:style>
    <style:style style:name="gr8" style:family="graphic" style:parent-style-name="standard">
      <style:graphic-properties draw:fill="solid" draw:fill-color="#ccffcc" draw:textarea-horizontal-align="justify" draw:textarea-vertical-align="middle" draw:auto-grow-height="false" fo:min-height="7.15cm" fo:min-width="4.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9cm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 fo:min-height="0.35cm" fo:min-width="3.3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3.35cm" fo:min-width="10.2cm"/>
    </style:style>
    <style:style style:name="gr12" style:family="graphic" style:parent-style-name="standard">
      <style:graphic-properties draw:fill="solid" draw:fill-color="#00ffff" draw:textarea-horizontal-align="justify" draw:textarea-vertical-align="middle" draw:auto-grow-height="false" fo:min-height="0.75cm" fo:min-width="3.3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 fo:min-height="7.25cm" fo:min-width="16.4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5.35cm" fo:min-width="14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</style:style>
    <style:style style:name="gr16" style:family="graphic" style:parent-style-name="standard">
      <style:graphic-properties draw:fill="solid" draw:fill-color="#99ffff" draw:textarea-horizontal-align="justify" draw:textarea-vertical-align="middle" draw:auto-grow-height="false" fo:min-height="3.25cm" fo:min-width="16.4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2.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4.799cm" svg:height="0.962cm" svg:x="6.8cm" svg:y="1.7cm">
          <draw:text-box>
            <text:p>CATEGORIE B</text:p>
          </draw:text-box>
        </draw:frame>
        <draw:custom-shape draw:style-name="gr2" draw:text-style-name="P1" draw:layer="layout" svg:width="17.1cm" svg:height="2.9cm" svg:x="1.4cm" svg:y="2.9cm">
          <text:p text:style-name="P1">&lt;H1&gt;MES CONGES&lt;/H1&gt;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69cm" svg:height="0.645cm" svg:x="1.4cm" svg:y="3cm">
          <draw:text-box>
            <text:p><text:span text:style-name="T1">&lt;HEADER&gt;</text:span></text:p>
          </draw:text-box>
        </draw:frame>
        <draw:custom-shape draw:style-name="gr4" draw:text-style-name="P1" draw:layer="layout" svg:width="3cm" svg:height="1.8cm" svg:x="2cm" svg:y="3.7cm">
          <text:p text:style-name="P1">LOGO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7cm" svg:height="2.1cm" svg:x="1.4cm" svg:y="6cm">
            <text:p text:style-name="P1">Menu</text:p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1.471cm" svg:height="0.645cm" svg:x="1.629cm" svg:y="6.2cm">
            <draw:text-box>
              <text:p><text:span text:style-name="T1">&lt;nav&gt;</text:span></text:p>
            </draw:text-box>
          </draw:frame>
        </draw:g>
        <draw:custom-shape draw:style-name="gr7" draw:text-style-name="P1" draw:layer="layout" svg:width="11.7cm" svg:height="7.5cm" svg:x="1.5cm" svg:y="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7cm" svg:height="7.4cm" svg:x="13.7cm" svg:y="8.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371cm" svg:height="0.645cm" svg:x="13.8cm" svg:y="8.455cm">
          <draw:text-box>
            <text:p><text:span text:style-name="T1">&lt;aside « log-Employé »&gt;</text:span></text:p>
          </draw:text-box>
        </draw:frame>
        <draw:frame draw:style-name="gr6" draw:layer="layout" svg:width="2.403cm" svg:height="0.962cm" svg:x="13.9cm" svg:y="10.7cm">
          <draw:text-box>
            <text:p>Login :</text:p>
          </draw:text-box>
        </draw:frame>
        <draw:frame draw:style-name="gr6" draw:layer="layout" svg:width="3.774cm" svg:height="0.962cm" svg:x="13.781cm" svg:y="12.438cm">
          <draw:text-box>
            <text:p>Mot passe :</text:p>
          </draw:text-box>
        </draw:frame>
        <draw:custom-shape draw:style-name="gr9" draw:text-style-name="P1" draw:layer="layout" svg:width="3.4cm" svg:height="0.8cm" svg:x="14.1cm" svg:y="11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0.8cm" svg:x="14.1cm" svg:y="13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cm" svg:height="0.6cm" svg:x="14.1cm" svg:y="14.8cm">
          <text:p text:style-name="P1">valider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073cm" svg:height="0.645cm" svg:x="1.6cm" svg:y="8.555cm">
          <draw:text-box>
            <text:p><text:span text:style-name="T1">&lt;section « employe-presentation »&gt;</text:span></text:p>
          </draw:text-box>
        </draw:frame>
        <draw:frame draw:style-name="gr6" draw:layer="layout" svg:width="11.289cm" svg:height="1.673cm" svg:x="1.844cm" svg:y="9.538cm">
          <draw:text-box>
            <text:p>&lt;H2&gt;Comment utiliser ce site en étant</text:p>
            <text:p>un employé &lt;/H2&gt;</text:p>
          </draw:text-box>
        </draw:frame>
        <draw:custom-shape draw:style-name="gr11" draw:text-style-name="P1" draw:layer="layout" svg:width="10.7cm" svg:height="3.6cm" svg:x="2cm" svg:y="11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0.074cm" svg:height="3.009cm" svg:x="2.3cm" svg:y="11.9cm">
          <draw:text-box>
            <text:p><text:span text:style-name="T1">&lt;article&gt;</text:span></text:p>
            <text:p><text:span text:style-name="T1"/></text:p>
            <text:p><text:span text:style-name="T1">Comment faire : il faut avoir reçu de son responsable un login</text:span></text:p>
            <text:p><text:span text:style-name="T1"><text:s/></text:span><text:span text:style-name="T1">et un mot de passe qui permet de consulter et de poser ses </text:span></text:p>
            <text:p><text:span text:style-name="T1">Congés en ligne.</text:span></text:p>
            <text:p><text:span text:style-name="T1"/></text:p>
            <text:p><text:span text:style-name="T1"/></text:p>
          </draw:text-box>
        </draw:frame>
        <draw:custom-shape draw:style-name="gr12" draw:text-style-name="P1" draw:layer="layout" svg:width="3.8cm" svg:height="1cm" svg:x="14.1cm" svg:y="9.6cm">
          <text:p text:style-name="P1">Déconnection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829cm" svg:height="0.569cm" svg:x="14cm" svg:y="9.2cm">
          <draw:text-box>
            <text:p><text:span text:style-name="T2">Si connecté : Login affiché</text:span></text:p>
          </draw:text-box>
        </draw:frame>
        <draw:g>
          <draw:custom-shape draw:style-name="gr13" draw:text-style-name="P1" draw:layer="layout" svg:width="16.9cm" svg:height="7.5cm" svg:x="1.5cm" svg:y="16.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6.035cm" svg:height="0.645cm" svg:x="1.7cm" svg:y="16.4cm">
            <draw:text-box>
              <text:p text:style-name="P2"><text:span text:style-name="T1">&lt;section «description-employe » &gt;  </text:span></text:p>
            </draw:text-box>
          </draw:frame>
          <draw:custom-shape draw:style-name="gr14" draw:text-style-name="P1" draw:layer="layout" svg:width="15.2cm" svg:height="5.6cm" svg:x="2.3cm" svg:y="17.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14.8cm" svg:height="6.161cm" svg:x="2.5cm" svg:y="17.485cm">
            <draw:text-box>
              <text:p><text:span text:style-name="T1">&lt;article&gt;</text:span></text:p>
              <text:p><text:span text:style-name="T1"/></text:p>
              <text:p><text:span text:style-name="T1">Cet article montre les coordonnées de l'employé si il est loggé.</text:span></text:p>
              <text:p><text:span text:style-name="T1">Sinon, il est invisible.</text:span></text:p>
              <text:p><text:span text:style-name="T1"/></text:p>
              <text:p><text:span text:style-name="T1"/></text:p>
              <text:p><text:span text:style-name="T1"/></text:p>
              <text:p><text:span text:style-name="T1"/></text:p>
              <text:p><text:span text:style-name="T1"/></text:p>
              <text:p><text:span text:style-name="T1"/></text:p>
              <text:p><text:span text:style-name="T1">NOM</text:span></text:p>
              <text:p><text:span text:style-name="T1">Prénon</text:span></text:p>
              <text:p><text:span text:style-name="T1">Mail</text:span></text:p>
              <text:p><text:span text:style-name="T1"/></text:p>
              <text:p><text:span text:style-name="T1"/></text:p>
            </draw:text-box>
          </draw:frame>
        </draw:g>
        <draw:g>
          <draw:custom-shape draw:style-name="gr16" draw:text-style-name="P1" draw:layer="layout" svg:width="16.9cm" svg:height="3.5cm" svg:x="1.5cm" svg:y="24.1cm">
            <text:p text:style-name="P1">Mention légales</text:p>
            <text:p text:style-name="P1">Plan du site</text:p>
            <text:p text:style-name="P1">contact</text:p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1.81cm" svg:height="0.645cm" svg:x="1.5cm" svg:y="24.255cm">
            <draw:text-box>
              <text:p><text:span text:style-name="T1">&lt;footer&gt;</text:span></text:p>
            </draw:text-box>
          </draw:frame>
        </draw:g>
        <draw:custom-shape draw:style-name="gr17" draw:text-style-name="P1" draw:layer="layout" svg:width="2.9cm" svg:height="2.3cm" svg:x="2.6cm" svg:y="19.2cm">
          <text:p text:style-name="P1">Photo</text:p>
          <text:p text:style-name="P1">employé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4:46:01.208602955</meta:creation-date>
    <dc:date>2017-03-27T16:37:09.872447388</dc:date>
    <meta:editing-duration>PT28M59S</meta:editing-duration>
    <meta:editing-cycles>3</meta:editing-cycles>
    <meta:generator>LibreOffice/4.3.3.2$Linux_X86_64 LibreOffice_project/430m0$Build-2</meta:generator>
    <meta:document-statistic meta:object-count="30"/>
  </office:meta>
</office:document-meta>
</file>